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fo:font-style="italic"/>
    </style:style>
    <style:style style:name="T3" style:family="text">
      <style:text-properties fo:font-size="10.00pt" fo:font-weight="normal" fo:font-family="'Liberation Sans'" style:font-family-asian="'Liberation Sans'" style:font-family-complex="'Liberation Sans'"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Liberation Sans'" style:font-family-asian="'Liberation Sans'" style:font-family-complex="'Liberation Sans'"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Liberation Mono'" style:font-family-asian="'Liberation Mono'" style:font-family-complex="'Liberation Mono'"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Liberation Mono'" style:font-family-asian="'Liberation Mono'" style:font-family-complex="'Liberation Mono'"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normal" fo:font-family="'Liberation Mono'" style:font-family-asian="'Liberation Mono'" style:font-family-complex="'Liberation Mono'"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Liberation Mono'" style:font-family-asian="'Liberation Mono'" style:font-family-complex="'Liberation Mono'"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Liberation Mono'" style:font-family-asian="'Liberation Mono'" style:font-family-complex="'Liberation Mono'"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Liberation Mono'" style:font-family-asian="'Liberation Mono'" style:font-family-complex="'Liberation Mono'"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Liberation Sans'" style:font-family-asian="'Liberation Sans'" style:font-family-complex="'Liberation Sans'" fo:background-color="transparent" style:use-window-font-color="true"/>
    </style:style>
    <style:style style:name="T20" style:family="text">
      <style:text-properties fo:font-size="10.00pt" fo:font-weight="bold" fo:font-family="'Liberation Mono'" style:font-family-asian="'Liberation Mono'" style:font-family-complex="'Liberation Mono'" fo:background-color="transparent" style:use-window-font-color="true"/>
    </style:style>
    <style:style style:name="T21" style:family="text">
      <style:text-properties fo:font-size="10.00pt" fo:font-weight="normal" fo:font-family="'Liberation Sans'" style:font-family-asian="'Liberation Sans'" style:font-family-complex="'Liberation Sans'" fo:background-color="transparent" style:use-window-font-color="true"/>
    </style:style>
    <style:style style:name="T22" style:family="text">
      <style:text-properties fo:font-size="10.00pt" fo:font-weight="bold" fo:font-family="'Liberation Mono'" style:font-family-asian="'Liberation Mono'" style:font-family-complex="'Liberation Mono'" fo:background-color="transparent" style:use-window-font-color="true"/>
    </style:style>
    <style:style style:name="T23" style:family="text">
      <style:text-properties fo:font-size="10.00pt" fo:font-weight="normal" fo:font-family="'Liberation Sans'" style:font-family-asian="'Liberation Sans'" style:font-family-complex="'Liberation San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bold" fo:font-family="'Liberation Mono'" style:font-family-asian="'Liberation Mono'" style:font-family-complex="'Liberation Mono'"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Liberation Sans'" style:font-family-asian="'Liberation Sans'" style:font-family-complex="'Liberation Sans'" fo:background-color="transparent" style:use-window-font-color="true"/>
    </style:style>
    <style:style style:name="T42" style:family="text">
      <style:text-properties fo:font-size="10.00pt" fo:font-weight="bold" fo:font-family="'Liberation Mono'" style:font-family-asian="'Liberation Mono'" style:font-family-complex="'Liberation Mono'" fo:background-color="transparent" style:use-window-font-color="true"/>
    </style:style>
    <style:style style:name="T43" style:family="text">
      <style:text-properties fo:font-size="10.00pt" fo:font-weight="normal" fo:font-family="'Liberation Sans'" style:font-family-asian="'Liberation Sans'" style:font-family-complex="'Liberation Sans'" fo:background-color="transparent" style:use-window-font-color="true"/>
    </style:style>
    <style:style style:name="T44" style:family="text">
      <style:text-properties fo:font-size="10.00pt" fo:font-weight="bold" fo:font-family="'Liberation Mono'" style:font-family-asian="'Liberation Mono'" style:font-family-complex="'Liberation Mono'" fo:background-color="transparent" style:use-window-font-color="true"/>
    </style:style>
    <style:style style:name="T45" style:family="text">
      <style:text-properties fo:font-size="10.00pt" fo:font-weight="normal" fo:font-family="'Liberation Sans'" style:font-family-asian="'Liberation Sans'" style:font-family-complex="'Liberation San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Liberation Sans'" style:font-family-asian="'Liberation Sans'" style:font-family-complex="'Liberation Sans'"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Liberation Sans'" style:font-family-asian="'Liberation Sans'" style:font-family-complex="'Liberation Sans'" fo:background-color="transparent" style:use-window-font-color="true"/>
    </style:style>
    <style:style style:name="T50" style:family="text">
      <style:text-properties fo:font-size="10.00pt" fo:font-weight="bold" fo:font-family="'Liberation Mono'" style:font-family-asian="'Liberation Mono'" style:font-family-complex="'Liberation Mono'" fo:background-color="transparent" style:use-window-font-color="true"/>
    </style:style>
    <style:style style:name="T51" style:family="text">
      <style:text-properties fo:font-size="10.00pt" fo:font-weight="normal" fo:font-family="'Liberation Sans'" style:font-family-asian="'Liberation Sans'" style:font-family-complex="'Liberation Sans'" fo:background-color="transparent" style:use-window-font-color="true"/>
    </style:style>
    <style:style style:name="T52" style:family="text">
      <style:text-properties fo:font-size="10.00pt" fo:font-weight="bold" fo:font-family="'Liberation Mono'" style:font-family-asian="'Liberation Mono'" style:font-family-complex="'Liberation Mono'" fo:background-color="transparent" style:use-window-font-color="true"/>
    </style:style>
    <style:style style:name="T53" style:family="text">
      <style:text-properties fo:font-size="10.00pt" fo:font-weight="normal" fo:font-family="'Liberation Sans'" style:font-family-asian="'Liberation Sans'" style:font-family-complex="'Liberation Sans'" fo:background-color="transparent" style:use-window-font-color="true"/>
    </style:style>
    <style:style style:name="T54" style:family="text">
      <style:text-properties fo:font-size="10.00pt" style:text-position="super" fo:font-weight="normal" fo:font-family="'Liberation Sans'" style:font-family-asian="'Liberation Sans'" style:font-family-complex="'Liberation Sans'" fo:background-color="transparent" style:use-window-font-color="true"/>
    </style:style>
    <style:style style:name="T55" style:family="text">
      <style:text-properties fo:font-size="10.00pt" fo:font-weight="normal" fo:font-family="'Liberation Sans'" style:font-family-asian="'Liberation Sans'" style:font-family-complex="'Liberation Sans'" fo:background-color="transparent" style:use-window-font-color="true"/>
    </style:style>
    <style:style style:name="T56" style:family="text">
      <style:text-properties fo:font-size="10.00pt" fo:font-weight="bold" fo:font-family="'Liberation Mono'" style:font-family-asian="'Liberation Mono'" style:font-family-complex="'Liberation Mono'" fo:background-color="transparent" style:use-window-font-color="true"/>
    </style:style>
    <style:style style:name="T57" style:family="text">
      <style:text-properties fo:font-size="10.00pt" fo:font-weight="normal" fo:font-family="'Liberation Sans'" style:font-family-asian="'Liberation Sans'" style:font-family-complex="'Liberation San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Liberation Mono'" style:font-family-asian="'Liberation Mono'" style:font-family-complex="'Liberation Mono'"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Liberation Mono'" style:font-family-asian="'Liberation Mono'" style:font-family-complex="'Liberation Mono'" fo:background-color="transparent" style:use-window-font-color="true"/>
    </style:style>
    <style:style style:name="T62" style:family="text">
      <style:text-properties fo:font-size="10.00pt" fo:font-weight="bold" fo:font-family="'Liberation Mono'" style:font-family-asian="'Liberation Mono'" style:font-family-complex="'Liberation Mono'" fo:background-color="transparent" style:use-window-font-color="true"/>
    </style:style>
    <style:style style:name="T63" style:family="text">
      <style:text-properties fo:font-size="10.00pt" fo:font-weight="normal" fo:font-family="'Liberation Mono'" style:font-family-asian="'Liberation Mono'" style:font-family-complex="'Liberation Mono'"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Liberation Mono'" style:font-family-asian="'Liberation Mono'" style:font-family-complex="'Liberation Mono'"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Liberation Mono'" style:font-family-asian="'Liberation Mono'" style:font-family-complex="'Liberation Mono'"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Liberation Mono'" style:font-family-asian="'Liberation Mono'" style:font-family-complex="'Liberation Mono'"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Liberation Mono'" style:font-family-asian="'Liberation Mono'" style:font-family-complex="'Liberation Mono'"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Liberation Mono'" style:font-family-asian="'Liberation Mono'" style:font-family-complex="'Liberation Mono'"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Liberation Mono'" style:font-family-asian="'Liberation Mono'" style:font-family-complex="'Liberation Mono'"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Liberation Mono'" style:font-family-asian="'Liberation Mono'" style:font-family-complex="'Liberation Mono'" fo:background-color="transparent" style:use-window-font-color="true"/>
    </style:style>
    <style:style style:name="T78" style:family="text">
      <style:text-properties fo:font-size="10.00pt" fo:font-weight="normal" fo:font-family="'Liberation Sans'" style:font-family-asian="'Liberation Sans'" style:font-family-complex="'Liberation Sans'" fo:background-color="transparent" style:use-window-font-color="true"/>
    </style:style>
    <style:style style:name="T79" style:family="text">
      <style:text-properties fo:font-size="10.00pt" fo:font-weight="bold" fo:font-family="'Liberation Mono'" style:font-family-asian="'Liberation Mono'" style:font-family-complex="'Liberation Mono'" fo:background-color="transparent" style:use-window-font-color="true"/>
    </style:style>
    <style:style style:name="T80" style:family="text">
      <style:text-properties fo:font-size="10.00pt" fo:font-weight="normal" fo:font-family="'Liberation Sans'" style:font-family-asian="'Liberation Sans'" style:font-family-complex="'Liberation Sans'" fo:background-color="transparent" style:use-window-font-color="true"/>
    </style:style>
    <style:style style:name="T81" style:family="text">
      <style:text-properties fo:font-size="10.00pt" fo:font-weight="bold" fo:font-family="'Liberation Mono'" style:font-family-asian="'Liberation Mono'" style:font-family-complex="'Liberation Mono'" fo:background-color="transparent" style:use-window-font-color="true"/>
    </style:style>
    <style:style style:name="T82" style:family="text">
      <style:text-properties fo:font-size="10.00pt" fo:font-weight="normal" fo:font-family="'Liberation Sans'" style:font-family-asian="'Liberation Sans'" style:font-family-complex="'Liberation Sans'" fo:background-color="transparent" style:use-window-font-color="true"/>
    </style:style>
    <style:style style:name="T83" style:family="text">
      <style:text-properties fo:font-size="10.00pt" fo:font-weight="bold" fo:font-family="'Liberation Mono'" style:font-family-asian="'Liberation Mono'" style:font-family-complex="'Liberation Mono'" fo:background-color="transparent" style:use-window-font-color="true"/>
    </style:style>
    <style:style style:name="T84" style:family="text">
      <style:text-properties fo:font-size="10.00pt" fo:font-weight="bold" fo:font-family="'Cambria Math'" style:font-family-asian="'Cambria Math'" style:font-family-complex="'Cambria Math'" fo:background-color="transparent" style:use-window-font-color="true"/>
    </style:style>
    <style:style style:name="T85" style:family="text">
      <style:text-properties fo:font-size="10.00pt" fo:font-weight="bold" fo:font-family="'Liberation Mono'" style:font-family-asian="'Liberation Mono'" style:font-family-complex="'Liberation Mono'" fo:background-color="transparent" style:use-window-font-color="true"/>
    </style:style>
    <style:style style:name="T86" style:family="text">
      <style:text-properties fo:font-size="10.00pt" fo:font-weight="normal" fo:font-family="'Liberation Sans'" style:font-family-asian="'Liberation Sans'" style:font-family-complex="'Liberation Sans'" fo:background-color="transparent" style:use-window-font-color="true"/>
    </style:style>
    <style:style style:name="T87" style:family="text">
      <style:text-properties fo:font-size="10.00pt" fo:font-weight="bold" fo:font-family="'Liberation Mono'" style:font-family-asian="'Liberation Mono'" style:font-family-complex="'Liberation Mono'" fo:background-color="transparent" style:use-window-font-color="true"/>
    </style:style>
    <style:style style:name="T88" style:family="text">
      <style:text-properties fo:font-size="10.00pt" fo:font-weight="normal" fo:font-family="'Liberation Sans'" style:font-family-asian="'Liberation Sans'" style:font-family-complex="'Liberation Sans'" fo:background-color="transparent" style:use-window-font-color="true"/>
    </style:style>
    <style:style style:name="T89" style:family="text">
      <style:text-properties fo:font-size="10.00pt" fo:font-weight="bold" fo:font-family="'Liberation Mono'" style:font-family-asian="'Liberation Mono'" style:font-family-complex="'Liberation Mono'" fo:background-color="transparent" style:use-window-font-color="true"/>
    </style:style>
    <style:style style:name="T90" style:family="text">
      <style:text-properties fo:font-size="10.00pt" fo:font-weight="normal" fo:font-family="'Liberation Sans'" style:font-family-asian="'Liberation Sans'" style:font-family-complex="'Liberation Sans'" fo:background-color="transparent" style:use-window-font-color="true"/>
    </style:style>
    <style:style style:name="T91" style:family="text">
      <style:text-properties fo:font-size="10.00pt" fo:font-weight="bold" fo:font-family="'Liberation Mono'" style:font-family-asian="'Liberation Mono'" style:font-family-complex="'Liberation Mono'" fo:background-color="transparent" style:use-window-font-color="true"/>
    </style:style>
    <style:style style:name="T92" style:family="text">
      <style:text-properties fo:font-size="10.00pt" fo:font-weight="normal" fo:font-family="'Liberation Sans'" style:font-family-asian="'Liberation Sans'" style:font-family-complex="'Liberation Sans'" fo:background-color="transparent" style:use-window-font-color="true"/>
    </style:style>
    <style:style style:name="T93" style:family="text">
      <style:text-properties fo:font-size="10.00pt" fo:font-weight="bold" fo:font-family="'Liberation Mono'" style:font-family-asian="'Liberation Mono'" style:font-family-complex="'Liberation Mono'" fo:background-color="transparent" style:use-window-font-color="true"/>
    </style:style>
    <style:style style:name="T94" style:family="text">
      <style:text-properties fo:font-size="10.00pt" fo:font-weight="normal" fo:font-family="'Liberation Sans'" style:font-family-asian="'Liberation Sans'" style:font-family-complex="'Liberation Sans'" fo:background-color="transparent" style:use-window-font-color="true"/>
    </style:style>
    <style:style style:name="T95" style:family="text">
      <style:text-properties fo:font-size="10.00pt" fo:font-weight="bold" fo:font-family="'Liberation Mono'" style:font-family-asian="'Liberation Mono'" style:font-family-complex="'Liberation Mono'" fo:background-color="transparent" style:use-window-font-color="true"/>
    </style:style>
    <style:style style:name="T96" style:family="text">
      <style:text-properties fo:font-size="10.00pt" fo:font-weight="normal" fo:font-family="'Liberation Sans'" style:font-family-asian="'Liberation Sans'" style:font-family-complex="'Liberation Sans'" fo:background-color="transparent" style:use-window-font-color="true"/>
    </style:style>
    <style:style style:name="T97" style:family="text">
      <style:text-properties fo:font-size="9.00pt" fo:font-weight="normal" fo:font-family="'Liberation Sans'" style:font-family-asian="'Liberation Sans'" style:font-family-complex="'Liberation Sans'"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Liberation Mono'" style:font-family-asian="'Liberation Mono'" style:font-family-complex="'Liberation Mono'" fo:background-color="transparent" style:use-window-font-color="true"/>
    </style:style>
    <style:style style:name="T100" style:family="text">
      <style:text-properties fo:font-size="10.00pt" fo:font-weight="bold" fo:font-family="'Liberation Mono'" style:font-family-asian="'Liberation Mono'" style:font-family-complex="'Liberation Mono'" fo:background-color="transparent" style:use-window-font-color="true"/>
    </style:style>
    <style:style style:name="T101" style:family="text">
      <style:text-properties fo:font-size="10.00pt" fo:font-weight="normal" fo:font-family="'Liberation Mono'" style:font-family-asian="'Liberation Mono'" style:font-family-complex="'Liberation Mono'"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9.00pt" fo:font-weight="normal" fo:font-family="'Liberation Sans'" style:font-family-asian="'Liberation Sans'" style:font-family-complex="'Liberation Sans'" fo:background-color="transparent" style:use-window-font-color="true"/>
    </style:style>
    <style:style style:name="T104" style:family="text">
      <style:text-properties fo:font-size="10.00pt" fo:font-weight="normal" fo:font-family="'Liberation Mono'" style:font-family-asian="'Liberation Mono'" style:font-family-complex="'Liberation Mono'"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Liberation Mono'" style:font-family-asian="'Liberation Mono'" style:font-family-complex="'Liberation Mono'"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Liberation Mono'" style:font-family-asian="'Liberation Mono'" style:font-family-complex="'Liberation Mono'"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Liberation Mono'" style:font-family-asian="'Liberation Mono'" style:font-family-complex="'Liberation Mono'"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Liberation Mono'" style:font-family-asian="'Liberation Mono'" style:font-family-complex="'Liberation Mono'"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Verdana" style:font-family-asian="Verdana" style:font-family-complex="Verdana"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Liberation Mono'" style:font-family-asian="'Liberation Mono'" style:font-family-complex="'Liberation Mono'"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fo:font-family="'Liberation Mono'" style:font-family-asian="'Liberation Mono'" style:font-family-complex="'Liberation Mono'"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Liberation Mono'" style:font-family-asian="'Liberation Mono'" style:font-family-complex="'Liberation Mono'"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Liberation Mono'" style:font-family-asian="'Liberation Mono'" style:font-family-complex="'Liberation Mono'"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422.40pt"/>
        </style:tab-stops>
      </style:paragraph-properties>
    </style:style>
    <style:style style:name="P2" style:family="paragraph">
      <style:paragraph-properties fo:line-height="100.00%" fo:text-align="left">
        <style:tab-stops>
          <style:tab-stop style:position="51.75pt" style:type="center"/>
          <style:tab-stop style:position="425.20pt" style:type="right"/>
        </style:tab-stops>
      </style:paragraph-properties>
    </style:style>
    <style:style style:name="P3" style:family="paragraph">
      <style:paragraph-properties fo:line-height="100.00%" fo:text-align="left" fo:margin-bottom="3.00pt">
        <style:tab-stops>
          <style:tab-stop style:position="51.75pt" style:type="center"/>
          <style:tab-stop style:position="425.20pt" style:type="right"/>
        </style:tab-stops>
      </style:paragraph-properties>
    </style:style>
    <style:style style:name="P4" style:family="paragraph">
      <style:paragraph-properties fo:line-height="100.00%" fo:text-align="justify" fo:margin-left="2.75pt" fo:text-indent="-2.75pt">
        <style:tab-stops>
          <style:tab-stop style:position="422.40pt"/>
        </style:tab-stops>
      </style:paragraph-properties>
    </style:style>
    <style:style style:name="P5" style:family="paragraph">
      <style:paragraph-properties fo:line-height="100.00%" fo:text-align="left" fo:margin-bottom="3.00pt">
        <style:tab-stops>
          <style:tab-stop style:position="51.75pt" style:type="center"/>
          <style:tab-stop style:position="425.20pt" style:type="right"/>
        </style:tab-stops>
      </style:paragraph-properties>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fo:margin-bottom="3.00pt"/>
    </style:style>
    <style:style style:name="P7" style:family="paragraph">
      <style:paragraph-properties fo:line-height="100.00%" fo:text-align="left" fo:margin-bottom="3.00pt"/>
    </style:style>
    <style:style style:name="P8" style:family="paragraph">
      <style:paragraph-properties fo:line-height="100.00%" fo:text-align="justify" fo:margin-left="12.20pt" fo:text-indent="-2.75pt">
        <style:tab-stops>
          <style:tab-stop style:position="395.05pt"/>
        </style:tab-stops>
      </style:paragraph-properties>
    </style:style>
    <style:style style:name="P9" style:family="paragraph">
      <style:paragraph-properties fo:line-height="100.00%" fo:text-align="left" fo:margin-right="-245.00pt">
        <style:tab-stops>
          <style:tab-stop style:position="42.55pt"/>
          <style:tab-stop style:position="56.70pt"/>
          <style:tab-stop style:position="70.90pt"/>
        </style:tab-stops>
      </style:paragraph-properties>
    </style:style>
    <style:style style:name="P10" style:family="paragraph">
      <style:paragraph-properties fo:line-height="100.00%" fo:text-align="left">
        <style:tab-stops>
          <style:tab-stop style:position="67.85pt"/>
          <style:tab-stop style:position="107.15pt"/>
          <style:tab-stop style:position="128.55pt"/>
        </style:tab-stops>
      </style:paragraph-properties>
    </style:style>
    <style:style style:name="P11" style:family="paragraph">
      <style:paragraph-properties fo:line-height="100.00%" fo:text-align="left" fo:margin-right="-245.00pt">
        <style:tab-stops>
          <style:tab-stop style:position="67.85pt"/>
          <style:tab-stop style:position="107.15pt"/>
          <style:tab-stop style:position="128.55pt"/>
        </style:tab-stops>
      </style:paragraph-properties>
    </style:style>
    <style:style style:name="P12" style:family="paragraph">
      <style:paragraph-properties fo:line-height="100.00%" fo:text-align="justify" fo:margin-left="12.20pt" fo:text-indent="-2.75pt">
        <style:tab-stops>
          <style:tab-stop style:position="395.05pt"/>
        </style:tab-stops>
      </style:paragraph-properties>
    </style:style>
    <style:style style:name="P13" style:family="paragraph">
      <style:paragraph-properties fo:line-height="100.00%" fo:text-align="justify" fo:margin-left="12.20pt" fo:text-indent="-2.75pt">
        <style:tab-stops>
          <style:tab-stop style:position="179.05pt"/>
          <style:tab-stop style:position="3277.45pt" style:type="center"/>
        </style:tab-stops>
      </style:paragraph-properties>
    </style:style>
    <style:style style:name="P14" style:family="paragraph">
      <style:paragraph-properties fo:line-height="100.00%" fo:text-align="left" fo:margin-right="-245.00pt">
        <style:tab-stops>
          <style:tab-stop style:position="67.85pt"/>
          <style:tab-stop style:position="107.15pt"/>
          <style:tab-stop style:position="128.55pt"/>
        </style:tab-stops>
      </style:paragraph-properties>
    </style:style>
    <style:style style:name="P15" style:family="paragraph">
      <style:paragraph-properties fo:line-height="100.00%" fo:text-align="justify" fo:margin-left="12.20pt" fo:text-indent="-2.75pt">
        <style:tab-stops>
          <style:tab-stop style:position="179.05pt"/>
          <style:tab-stop style:position="3277.45pt" style:type="center"/>
        </style:tab-stops>
      </style:paragraph-properties>
    </style:style>
    <style:style style:name="P16" style:family="paragraph">
      <style:paragraph-properties fo:line-height="100.00%" fo:text-align="left" fo:margin-bottom="3.00pt"/>
    </style:style>
    <style:style style:name="P17" style:family="paragraph">
      <style:paragraph-properties fo:line-height="100.00%" fo:text-align="justify" fo:margin-bottom="3.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justify" fo:margin-left="-18.00pt" fo:text-indent="18.00pt" fo:margin-bottom="3.00pt"/>
    </style:style>
    <style:style style:name="P19" style:family="paragraph">
      <style:paragraph-properties fo:line-height="100.00%" fo:text-align="justify" fo:margin-left="2.75pt" fo:text-indent="-2.75pt">
        <style:tab-stops>
          <style:tab-stop style:position="50.40pt" style:type="center"/>
          <style:tab-stop style:position="3286.90pt" style:type="center"/>
          <style:tab-stop style:position="421118.90pt" style:type="right"/>
          <style:tab-stop style:position="-2.75pt"/>
          <style:tab-stop style:position="50.40pt" style:type="center"/>
          <style:tab-stop style:position="3286.90pt" style:type="center"/>
          <style:tab-stop style:position="421118.90pt" style:type="right"/>
          <style:tab-stop style:position="22.85pt"/>
        </style:tab-stops>
      </style:paragraph-properties>
    </style:style>
    <style:style style:name="P20" style:family="paragraph">
      <style:paragraph-properties fo:line-height="100.00%" fo:text-align="center" fo:margin-bottom="3.00pt"/>
    </style:style>
    <style:style style:name="P21" style:family="paragraph">
      <style:paragraph-properties fo:line-height="100.00%" fo:text-align="justify" fo:margin-left="2.75pt" fo:text-indent="-2.75pt">
        <style:tab-stops>
          <style:tab-stop style:position="50.40pt" style:type="center"/>
          <style:tab-stop style:position="3286.90pt" style:type="center"/>
          <style:tab-stop style:position="421118.90pt" style:type="right"/>
          <style:tab-stop style:position="-2.75pt"/>
          <style:tab-stop style:position="50.40pt" style:type="center"/>
          <style:tab-stop style:position="3286.90pt" style:type="center"/>
          <style:tab-stop style:position="421118.90pt" style:type="right"/>
          <style:tab-stop style:position="22.85pt"/>
        </style:tab-stops>
      </style:paragraph-properties>
    </style:style>
    <style:style style:name="P22" style:family="paragraph">
      <style:paragraph-properties fo:line-height="100.00%" fo:text-align="justify" fo:margin-left="2.75pt" fo:text-indent="-2.75pt">
        <style:tab-stops>
          <style:tab-stop style:position="50.40pt"/>
          <style:tab-stop style:position="3286.90pt" style:type="center"/>
          <style:tab-stop style:position="421118.90pt" style:type="right"/>
          <style:tab-stop style:position="1622.85pt"/>
          <style:tab-stop style:position="50.40pt"/>
          <style:tab-stop style:position="3286.90pt" style:type="center"/>
          <style:tab-stop style:position="421118.90pt" style:type="right"/>
          <style:tab-stop style:position="-2.75pt"/>
        </style:tab-stops>
      </style:paragraph-properties>
    </style:style>
    <style:style style:name="P23" style:family="paragraph">
      <style:paragraph-properties fo:line-height="100.00%" fo:text-align="left" fo:margin-bottom="3.00pt"/>
    </style:style>
    <style:style style:name="P24" style:family="paragraph">
      <style:paragraph-properties fo:line-height="100.00%" fo:text-align="justify" fo:margin-left="2.75pt" fo:text-indent="-2.75pt">
        <style:tab-stops>
          <style:tab-stop style:position="50.40pt"/>
          <style:tab-stop style:position="3286.90pt" style:type="center"/>
          <style:tab-stop style:position="421118.90pt" style:type="right"/>
          <style:tab-stop style:position="1622.85pt"/>
          <style:tab-stop style:position="50.40pt"/>
          <style:tab-stop style:position="3286.90pt" style:type="center"/>
          <style:tab-stop style:position="421118.90pt" style:type="right"/>
          <style:tab-stop style:position="-2.75pt"/>
        </style:tab-stops>
      </style:paragraph-properties>
    </style:style>
    <style:style style:name="P25" style:family="paragraph">
      <style:paragraph-properties fo:line-height="100.00%" fo:text-align="left" fo:margin-bottom="3.00pt"/>
    </style:style>
    <text:list-style style:name="L26">
      <text:list-level-style-bullet text:level="1" text:bullet-char="•">
        <style:list-level-properties text:space-before="0.00pt" text:min-label-width="18.00pt"/>
        <style:text-properties fo:font-family="Symbol"/>
      </text:list-level-style-bullet>
    </text:list-style>
    <style:style style:name="P26" style:family="paragraph">
      <style:paragraph-properties fo:line-height="100.00%" fo:text-align="justify" fo:margin-left="-18.00pt" fo:text-indent="18.00pt" fo:margin-bottom="3.00pt"/>
    </style:style>
    <style:style style:name="P27" style:family="paragraph">
      <style:paragraph-properties fo:line-height="100.00%" fo:text-align="justify" fo:margin-bottom="3.00p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00.00%" fo:text-align="justify" fo:margin-left="-18.00pt" fo:text-indent="18.00pt" fo:margin-bottom="3.00pt"/>
    </style:style>
    <style:style style:name="P29" style:family="paragraph">
      <style:paragraph-properties fo:line-height="100.00%" fo:text-align="justify" fo:margin-right="-245.00pt" fo:margin-bottom="3.00pt">
        <style:tab-stops>
          <style:tab-stop style:position="42.55pt"/>
          <style:tab-stop style:position="56.70pt"/>
          <style:tab-stop style:position="70.90pt"/>
        </style:tab-stops>
      </style:paragraph-properties>
    </style:style>
    <style:style style:name="P30" style:family="paragraph">
      <style:paragraph-properties fo:line-height="100.00%" fo:text-align="left" fo:margin-right="-245.00pt" fo:margin-bottom="3.00pt">
        <style:tab-stops>
          <style:tab-stop style:position="42.55pt"/>
          <style:tab-stop style:position="56.70pt"/>
          <style:tab-stop style:position="70.90pt"/>
        </style:tab-stops>
      </style:paragraph-properties>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00.00%" fo:text-align="justify" fo:margin-left="-18.00pt" fo:text-indent="18.00pt" fo:margin-bottom="3.00pt"/>
    </style:style>
    <style:style style:name="P32" style:family="paragraph">
      <style:paragraph-properties fo:line-height="100.00%" fo:text-align="left" fo:margin-bottom="3.00pt"/>
    </style:style>
    <style:style style:name="P33" style:family="paragraph">
      <style:paragraph-properties fo:line-height="100.00%" fo:text-align="justify" fo:margin-left="39.95pt" fo:text-indent="-2.75pt">
        <style:tab-stops>
          <style:tab-stop style:position="235.30pt"/>
        </style:tab-stops>
      </style:paragraph-properties>
    </style:style>
    <style:style style:name="P34" style:family="paragraph">
      <style:paragraph-properties fo:line-height="100.00%" fo:text-align="left" fo:margin-left="28.35pt" fo:text-indent="8.50pt">
        <style:tab-stops>
          <style:tab-stop style:position="63.75pt"/>
        </style:tab-stops>
      </style:paragraph-properties>
    </style:style>
    <style:style style:name="P35" style:family="paragraph">
      <style:paragraph-properties fo:line-height="100.00%" fo:text-align="justify" fo:margin-left="39.95pt" fo:text-indent="-2.75pt">
        <style:tab-stops>
          <style:tab-stop style:position="235.30pt"/>
        </style:tab-stops>
      </style:paragraph-properties>
    </style:style>
    <style:style style:name="P36" style:family="paragraph">
      <style:paragraph-properties fo:line-height="100.00%" fo:text-align="left" fo:margin-bottom="3.00pt"/>
    </style:style>
    <style:style style:name="P37" style:family="paragraph">
      <style:paragraph-properties fo:line-height="100.00%" fo:text-align="left" fo:margin-left="28.35pt" fo:text-indent="8.50pt">
        <style:tab-stops>
          <style:tab-stop style:position="35.40pt"/>
          <style:tab-stop style:position="74.40pt"/>
        </style:tab-stops>
      </style:paragraph-properties>
    </style:style>
    <style:style style:name="P38" style:family="paragraph">
      <style:paragraph-properties fo:line-height="100.00%" fo:text-align="left" fo:margin-left="28.35pt" fo:text-indent="8.50pt">
        <style:tab-stops>
          <style:tab-stop style:position="48.90pt"/>
          <style:tab-stop style:position="82.65pt"/>
        </style:tab-stops>
      </style:paragraph-properties>
    </style:style>
    <style:style style:name="P39" style:family="paragraph">
      <style:paragraph-properties fo:line-height="100.00%" fo:text-align="left" fo:margin-left="30.00pt" fo:text-indent="-14.20pt" fo:margin-bottom="3.00pt">
        <style:tab-stops>
          <style:tab-stop style:position="77.25pt"/>
          <style:tab-stop style:position="111.00pt"/>
        </style:tab-stops>
      </style:paragraph-properties>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00.00%" fo:text-align="justify" fo:margin-left="-18.00pt" fo:text-indent="18.00pt" fo:margin-bottom="3.00pt"/>
    </style:style>
    <style:style style:name="P41" style:family="paragraph">
      <style:paragraph-properties fo:line-height="100.00%" fo:text-align="left" fo:margin-left="28.35pt" fo:text-indent="8.50pt">
        <style:tab-stops>
          <style:tab-stop style:position="63.75pt"/>
        </style:tab-stops>
      </style:paragraph-properties>
    </style:style>
    <style:style style:name="P42" style:family="paragraph">
      <style:paragraph-properties fo:line-height="100.00%" fo:text-align="justify" fo:margin-left="26.45pt" fo:text-indent="-2.75pt">
        <style:tab-stops>
          <style:tab-stop style:position="258.55pt"/>
        </style:tab-stops>
      </style:paragraph-properties>
    </style:style>
    <style:style style:name="P43" style:family="paragraph">
      <style:paragraph-properties fo:line-height="100.00%" fo:text-align="left" fo:margin-left="28.35pt" fo:text-indent="8.50pt">
        <style:tab-stops>
          <style:tab-stop style:position="63.75pt"/>
        </style:tab-stops>
      </style:paragraph-properties>
    </style:style>
    <style:style style:name="P44" style:family="paragraph">
      <style:paragraph-properties fo:line-height="100.00%" fo:text-align="justify" fo:margin-left="26.45pt" fo:text-indent="-2.75pt">
        <style:tab-stops>
          <style:tab-stop style:position="258.55pt"/>
        </style:tab-stops>
      </style:paragraph-properties>
    </style:style>
    <style:style style:name="P45" style:family="paragraph">
      <style:paragraph-properties fo:line-height="100.00%" fo:text-align="left" fo:margin-left="28.35pt" fo:text-indent="8.50pt">
        <style:tab-stops>
          <style:tab-stop style:position="63.75pt"/>
        </style:tab-stops>
      </style:paragraph-properties>
    </style:style>
    <style:style style:name="P46" style:family="paragraph">
      <style:paragraph-properties fo:line-height="100.00%" fo:text-align="left" fo:margin-left="28.35pt" fo:text-indent="8.50pt">
        <style:tab-stops>
          <style:tab-stop style:position="35.40pt"/>
          <style:tab-stop style:position="74.40pt"/>
        </style:tab-stops>
      </style:paragraph-properties>
    </style:style>
    <style:style style:name="P47" style:family="paragraph">
      <style:paragraph-properties fo:line-height="100.00%" fo:text-align="left" fo:margin-left="28.35pt" fo:text-indent="8.50pt">
        <style:tab-stops>
          <style:tab-stop style:position="48.90pt"/>
          <style:tab-stop style:position="82.65pt"/>
        </style:tab-stops>
      </style:paragraph-properties>
    </style:style>
    <style:style style:name="P48" style:family="paragraph">
      <style:paragraph-properties fo:line-height="100.00%" fo:text-align="left" fo:margin-left="28.35pt" fo:text-indent="8.50pt" fo:margin-bottom="3.00pt">
        <style:tab-stops>
          <style:tab-stop style:position="48.90pt"/>
          <style:tab-stop style:position="82.65pt"/>
        </style:tab-stops>
      </style:paragraph-properties>
    </style:style>
    <style:style style:name="P49" style:family="paragraph">
      <style:paragraph-properties fo:line-height="100.00%" fo:text-align="left" fo:margin-bottom="3.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00.00%" fo:text-align="justify" fo:margin-left="-18.00pt" fo:text-indent="18.00pt" fo:margin-bottom="3.00pt"/>
    </style:style>
    <style:style style:name="P51" style:family="paragraph">
      <style:paragraph-properties fo:line-height="100.00%" fo:text-align="justify" fo:margin-bottom="3.00pt"/>
    </style:style>
    <style:style style:name="P52" style:family="paragraph">
      <style:paragraph-properties fo:line-height="100.00%" fo:text-align="left" fo:margin-left="28.35pt" fo:text-indent="8.50pt">
        <style:tab-stops>
          <style:tab-stop style:position="35.40pt"/>
          <style:tab-stop style:position="74.40pt"/>
        </style:tab-stops>
      </style:paragraph-properties>
    </style:style>
    <style:style style:name="P53" style:family="paragraph">
      <style:paragraph-properties fo:line-height="100.00%" fo:text-align="left" fo:margin-left="28.35pt" fo:text-indent="8.50pt">
        <style:tab-stops>
          <style:tab-stop style:position="48.90pt"/>
          <style:tab-stop style:position="82.65pt"/>
        </style:tab-stops>
      </style:paragraph-properties>
    </style:style>
    <style:style style:name="P54" style:family="paragraph">
      <style:paragraph-properties fo:line-height="100.00%" fo:text-align="left" fo:margin-left="28.35pt" fo:text-indent="8.50pt" fo:margin-bottom="3.00pt">
        <style:tab-stops>
          <style:tab-stop style:position="48.90pt"/>
          <style:tab-stop style:position="82.65pt"/>
        </style:tab-stops>
      </style:paragraph-properties>
    </style:style>
    <style:style style:name="TableColumn0100" style:family="table-column">
      <style:table-column-properties style:column-width="5.904861in"/>
    </style:style>
    <style:style style:name="Table01" style:family="table">
      <style:table-properties style:width="5.9048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2.656250in"/>
    </style:style>
    <style:style style:name="TableColumn0201" style:family="table-column">
      <style:table-column-properties style:column-width="3.000000in"/>
    </style:style>
    <style:style style:name="Table02" style:family="table">
      <style:table-properties style:width="5.6562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0.738194in"/>
    </style:style>
    <style:style style:name="TableColumn0301" style:family="table-column">
      <style:table-column-properties style:column-width="0.738194in"/>
    </style:style>
    <style:style style:name="TableColumn0302" style:family="table-column">
      <style:table-column-properties style:column-width="0.738194in"/>
    </style:style>
    <style:style style:name="TableColumn0303" style:family="table-column">
      <style:table-column-properties style:column-width="0.738194in"/>
    </style:style>
    <style:style style:name="TableColumn0304" style:family="table-column">
      <style:table-column-properties style:column-width="0.738194in"/>
    </style:style>
    <style:style style:name="TableColumn0305" style:family="table-column">
      <style:table-column-properties style:column-width="0.738194in"/>
    </style:style>
    <style:style style:name="TableColumn0306" style:family="table-column">
      <style:table-column-properties style:column-width="0.738194in"/>
    </style:style>
    <style:style style:name="TableColumn0307" style:family="table-column">
      <style:table-column-properties style:column-width="0.738194in"/>
    </style:style>
    <style:style style:name="Table03" style:family="table">
      <style:table-properties style:width="5.9055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2"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3"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4"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5"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6"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7"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3.822917in"/>
    </style:style>
    <style:style style:name="Table04" style:family="table">
      <style:table-properties style:width="3.8229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e6e6ff"/>
    </style:style>
    <style:style style:name="TableColumn0500" style:family="table-column">
      <style:table-column-properties style:column-width="3.958333in"/>
    </style:style>
    <style:style style:name="Table05" style:family="table">
      <style:table-properties style:width="3.958333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e6e6ff"/>
    </style:style>
  </office:automatic-styles>
  <office:body>
    <office:text>
      <table:table table:style-name="Table01">
        <table:table-column table:style-name="TableColumn0100"/>
        <table:table-row table:style-name="TableRow0100">
          <table:table-cell table:style-name="TableCell010000">
            <text:p text:style-name="P2"><text:span text:style-name="T2">GRUPO:</text:span></text:p>
            <text:p text:style-name="P3"><text:span text:style-name="T3">Componentes (nombres):</text:span></text:p>
            <text:p text:style-name="P3"><text:span text:style-name="T4"/></text:p>
            <text:p text:style-name="P3"><text:span text:style-name="T4"/></text:p>
          </table:table-cell>
        </table:table-row>
      </table:table>
      <text:p text:style-name="P5"><text:span text:style-name="T4"/></text:p>
      <text:list text:style-name="L6">
        <text:list-item>
          <text:p text:style-name="P6"><text:span text:style-name="T5">Dado el siguiente programa escrito en lenguaje ensamblador ARM, </text:span></text:p>
        </text:list-item>
      </text:list>
      <text:p text:style-name="P7"><text:span text:style-name="T6"/></text:p>
      <table:table table:style-name="Table02">
        <table:table-column table:style-name="TableColumn0200"/>
        <table:table-column table:style-name="TableColumn0201"/>
        <table:table-row table:style-name="TableRow0200">
          <table:table-cell table:style-name="TableCell020000" table:number-columns-spanned="2">
            <text:p text:style-name="P9"><text:span text:style-name="T7"><text:tab/><text:s text:c="3"/>.code<text:s text:c="3"/>32</text:span></text:p>
            <text:p text:style-name="P9"><text:span text:style-name="T7"><text:tab/><text:s text:c="3"/>.global main</text:span></text:p>
            <text:p text:style-name="P9"><text:span text:style-name="T8"/></text:p>
            <text:p text:style-name="P10"><text:span text:style-name="T9"><text:s text:c="2"/>TAB_MES: <text:tab/>.word<text:s text:c="3"/>31,29,31,30,31,30,31,31,30,31,30,31</text:span></text:p>
            <text:p text:style-name="P11"><text:span text:style-name="T9"><text:s text:c="2"/>FECHA:<text:tab/>.word<text:s text:c="3"/>17,3,2020</text:span></text:p>
            <text:p text:style-name="P11"><text:span text:style-name="T9"><text:s text:c="2"/>DIAS: <text:tab/>.word<text:s text:c="3"/>1<text:s/></text:span><text:span text:style-name="T10"/></text:p>
          </table:table-cell>
          <table:covered-table-cell/>
        </table:table-row>
        <table:table-row table:style-name="TableRow0201">
          <table:table-cell table:style-name="TableCell020100">
            <text:p text:style-name="P14"><text:span text:style-name="T11"><text:s text:c="2"/>main:</text:span></text:p>
            <text:p text:style-name="P14"><text:span text:style-name="T12"/></text:p>
            <text:p text:style-name="P14"><text:span text:style-name="T13"><text:tab/>adr<text:tab/>r1,FECHA</text:span></text:p>
            <text:p text:style-name="P14"><text:span text:style-name="T13"><text:tab/>adr<text:tab/>r6,TAB_MES</text:span></text:p>
            <text:p text:style-name="P14"><text:span text:style-name="T13"><text:tab/>ldr<text:tab/>r2,[r1,#4]</text:span></text:p>
            <text:p text:style-name="P14"><text:span text:style-name="T13"><text:tab/>sub<text:tab/>r2,r2,#1</text:span></text:p>
            <text:p text:style-name="P14"><text:span text:style-name="T13"><text:tab/>mov<text:tab/>r10,#0</text:span></text:p>
            <text:p text:style-name="P14"><text:span text:style-name="T13"><text:tab/>mov<text:tab/>r3,#0</text:span><text:span text:style-name="T14"/></text:p>
          </table:table-cell>
          <table:table-cell table:style-name="TableCell020101">
            <text:p text:style-name="P14"><text:span text:style-name="T15">while:<text:tab/>cmp<text:tab/>r3,r2</text:span></text:p>
            <text:p text:style-name="P14"><text:span text:style-name="T15"><text:tab/>beq<text:tab/>fin</text:span></text:p>
            <text:p text:style-name="P14"><text:span text:style-name="T15"><text:tab/>ldr<text:tab/>r5,[r6,r3,lsl #2]</text:span></text:p>
            <text:p text:style-name="P14"><text:span text:style-name="T15"><text:tab/>add<text:tab/>r10,r10,r5</text:span></text:p>
            <text:p text:style-name="P14"><text:span text:style-name="T15"><text:tab/>add<text:tab/>r3,r3,#1</text:span></text:p>
            <text:p text:style-name="P14"><text:span text:style-name="T15"><text:tab/>b<text:tab/>while</text:span></text:p>
            <text:p text:style-name="P14"><text:span text:style-name="T15">fin:<text:tab/>ldr<text:tab/>r5,FECHA</text:span></text:p>
            <text:p text:style-name="P14"><text:span text:style-name="T15"><text:tab/>add<text:tab/>r10,r10,r5</text:span></text:p>
            <text:p text:style-name="P14"><text:span text:style-name="T15"><text:tab/>str<text:tab/>r10,DIAS</text:span></text:p>
            <text:p text:style-name="P14"><text:span text:style-name="T16"/></text:p>
            <text:p text:style-name="P14"><text:span text:style-name="T17"><text:tab/>mov<text:tab/>pc,lr</text:span><text:span text:style-name="T18"/></text:p>
          </table:table-cell>
        </table:table-row>
      </table:table>
      <text:p text:style-name="P16"><text:span text:style-name="T18"/></text:p>
      <text:p text:style-name="P17"><text:span text:style-name="T19">Responde a las siguientes cuestiones:</text:span></text:p>
      <text:list text:style-name="L18">
        <text:list-item>
          <text:p text:style-name="P18"><text:span text:style-name="T19">Suponiendo que los datos se almacenan a partir de la dirección<text:s/></text:span><text:span text:style-name="T20">0</text:span><text:span text:style-name="T21">, indica los valores de los siguientes registros y de la variable<text:s/></text:span><text:span text:style-name="T22">DIAS</text:span><text:span text:style-name="T23"><text:s/>al final del programa:</text:span></text:p>
        </text:list-item>
      </text:list>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column table:style-name="TableColumn0307"/>
        <table:table-row table:style-name="TableRow0300">
          <table:table-cell table:style-name="TableCell030000">
            <text:p text:style-name="P20"><text:span text:style-name="T25">r1<text:s/></text:span><text:span text:style-name="T26"/></text:p>
          </table:table-cell>
          <table:table-cell table:style-name="TableCell030001">
            <text:p text:style-name="P20"><text:span text:style-name="T27">r2<text:s/></text:span><text:span text:style-name="T28"/></text:p>
          </table:table-cell>
          <table:table-cell table:style-name="TableCell030002">
            <text:p text:style-name="P20"><text:span text:style-name="T29">r3<text:s/></text:span><text:span text:style-name="T30"/></text:p>
          </table:table-cell>
          <table:table-cell table:style-name="TableCell030003">
            <text:p text:style-name="P20"><text:span text:style-name="T31">r5<text:s/></text:span><text:span text:style-name="T32"/></text:p>
          </table:table-cell>
          <table:table-cell table:style-name="TableCell030004">
            <text:p text:style-name="P20"><text:span text:style-name="T33">r6<text:s/></text:span><text:span text:style-name="T34"/></text:p>
          </table:table-cell>
          <table:table-cell table:style-name="TableCell030005">
            <text:p text:style-name="P20"><text:span text:style-name="T35">r10<text:s text:c="2"/></text:span><text:span text:style-name="T36"/></text:p>
          </table:table-cell>
          <table:table-cell table:style-name="TableCell030006">
            <text:p text:style-name="P20"><text:span text:style-name="T37">@DIAS</text:span><text:span text:style-name="T38"/></text:p>
          </table:table-cell>
          <table:table-cell table:style-name="TableCell030007">
            <text:p text:style-name="P20"><text:span text:style-name="T39">DIAS</text:span><text:span text:style-name="T40"/></text:p>
          </table:table-cell>
        </table:table-row>
        <table:table-row table:style-name="TableRow0301">
          <table:table-cell table:style-name="TableCell030100">
            <text:p text:style-name="P23"><text:span text:style-name="T40">0</text:span></text:p>
          </table:table-cell>
          <table:table-cell table:style-name="TableCell030101">
            <text:p text:style-name="P23"><text:span text:style-name="T40">3</text:span></text:p>
          </table:table-cell>
          <table:table-cell table:style-name="TableCell030102">
            <text:p text:style-name="P23"><text:span text:style-name="T40">3</text:span></text:p>
          </table:table-cell>
          <table:table-cell table:style-name="TableCell030103">
            <text:p text:style-name="P23"><text:span text:style-name="T40">0</text:span></text:p>
          </table:table-cell>
          <table:table-cell table:style-name="TableCell030104">
            <text:p text:style-name="P23"><text:span text:style-name="T40">0</text:span></text:p>
          </table:table-cell>
          <table:table-cell table:style-name="TableCell030105">
            <text:p text:style-name="P23"><text:span text:style-name="T40">12</text:span></text:p>
          </table:table-cell>
          <table:table-cell table:style-name="TableCell030106">
            <text:p text:style-name="P23"><text:span text:style-name="T40">0</text:span></text:p>
          </table:table-cell>
          <table:table-cell table:style-name="TableCell030107">
            <text:p text:style-name="P23"><text:span text:style-name="T40">12</text:span></text:p>
          </table:table-cell>
        </table:table-row>
      </table:table>
      <text:p text:style-name="P25"><text:span text:style-name="T40"/></text:p>
      <text:list text:style-name="L26">
        <text:list-item>
          <text:p text:style-name="P26"><text:span text:style-name="T41">¿Para que se utiliza el registro<text:s/></text:span><text:span text:style-name="T42">r3</text:span><text:span text:style-name="T43">? ¿Porqué es necesaria la instrucción<text:s/></text:span><text:span text:style-name="T44">sub r2, r2, #1</text:span><text:span text:style-name="T45">?</text:span></text:p>
        </text:list-item>
      </text:list>
      <text:p text:style-name="P27"><text:span text:style-name="T46"/></text:p>
      <text:p text:style-name="P27"><text:span text:style-name="T46"/></text:p>
      <text:p text:style-name="P27"><text:span text:style-name="T46"/></text:p>
      <text:p text:style-name="P27"><text:span text:style-name="T46"/></text:p>
      <text:p text:style-name="P27"><text:span text:style-name="T46"/></text:p>
      <text:list text:style-name="L28">
        <text:list-item>
          <text:p text:style-name="P28"><text:span text:style-name="T47">Explica qué es lo que hace este programa. No queremos el resultado final ni una explicación instrucción a instrucción, más bien la definición del problema que resuelve.</text:span></text:p>
        </text:list-item>
      </text:list>
      <text:p text:style-name="P29"><text:span text:style-name="T48"/></text:p>
      <text:p text:style-name="P30"><text:span text:style-name="T48"/></text:p>
      <text:list text:style-name="L31">
        <text:list-item>
          <text:p text:style-name="P31"><text:span text:style-name="T49">Escribe un programa en ensamblador que dados dos enteros<text:s/></text:span><text:span text:style-name="T50">M</text:span><text:span text:style-name="T51"><text:s/>y<text:s/></text:span><text:span text:style-name="T52">N</text:span><text:span text:style-name="T53">, calcule N</text:span><text:span text:style-name="T54">M</text:span><text:span text:style-name="T55"><text:s/>dejando el resultado en<text:s/></text:span><text:span text:style-name="T56">Potencia</text:span><text:span text:style-name="T57">.</text:span></text:p>
        </text:list-item>
      </text:list>
      <text:p text:style-name="P32"><text:span text:style-name="T58"/></text:p>
      <table:table table:style-name="Table04">
        <table:table-column table:style-name="TableColumn0400"/>
        <table:table-row table:style-name="TableRow0400">
          <table:table-cell table:style-name="TableCell040000">
            <text:p text:style-name="P34"><text:span text:style-name="T59">main(){</text:span></text:p>
            <text:p text:style-name="P34"><text:span text:style-name="T59"><text:s text:c="2"/>int M=6, N=3, Potencia=1;</text:span></text:p>
            <text:p text:style-name="P34"><text:span text:style-name="T60"/></text:p>
            <text:p text:style-name="P34"><text:span text:style-name="T61"><text:tab/></text:span><text:span text:style-name="T62">for</text:span><text:span text:style-name="T63">(int i=1; i&lt;=M; i++)</text:span></text:p>
            <text:p text:style-name="P34"><text:span text:style-name="T63"><text:tab/><text:tab/><text:tab/>Potencia*=N;</text:span></text:p>
            <text:p text:style-name="P34"><text:span text:style-name="T63">}</text:span></text:p>
            <text:p text:style-name="P34"><text:span text:style-name="T64"/></text:p>
          </table:table-cell>
        </table:table-row>
      </table:table>
      <text:p text:style-name="P36"><text:span text:style-name="T64"/></text:p>
      <text:p text:style-name="P36"><text:span text:style-name="T64"/></text:p>
      <text:p text:style-name="P37"><text:span text:style-name="T65">@ Programa ejemplo en ensamblador ARM</text:span></text:p>
      <text:p text:style-name="P37"><text:span text:style-name="T65">@ Potencia: N^M</text:span></text:p>
      <text:p text:style-name="P37"><text:span text:style-name="T66"/></text:p>
      <text:p text:style-name="P37"><text:span text:style-name="T67"><text:tab/><text:tab/>.code <text:tab/><text:tab/>32</text:span></text:p>
      <text:p text:style-name="P37"><text:span text:style-name="T67"><text:tab/><text:tab/>.global<text:tab/>main, __cpsr_mask</text:span></text:p>
      <text:p text:style-name="P37"><text:span text:style-name="T68"/></text:p>
      <text:p text:style-name="P37"><text:span text:style-name="T69">@ variables del programa</text:span></text:p>
      <text:p text:style-name="P37"><text:span text:style-name="T69">M:<text:s text:c="2"/><text:tab/><text:tab/>.word<text:s text:c="2"/><text:tab/>6</text:span></text:p>
      <text:p text:style-name="P37"><text:span text:style-name="T69">N: <text:tab/><text:tab/>.word<text:s text:c="2"/><text:tab/>3</text:span></text:p>
      <text:p text:style-name="P37"><text:span text:style-name="T69">Potencia:<text:tab/>.word<text:s text:c="2"/><text:tab/>0</text:span></text:p>
      <text:p text:style-name="P37"><text:span text:style-name="T70"/></text:p>
      <text:p text:style-name="P38"><text:span text:style-name="T71">main:</text:span></text:p>
      <text:p text:style-name="P38"><text:span text:style-name="T72"/></text:p>
      <text:p text:style-name="P38"><text:span text:style-name="T73"><text:tab/></text:span></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4"/></text:p>
      <text:p text:style-name="P38"><text:span text:style-name="T75"><text:tab/></text:span></text:p>
      <text:p text:style-name="P38"><text:span text:style-name="T76"/></text:p>
      <text:p text:style-name="P39"><text:span text:style-name="T77"><text:tab/><text:tab/>mov<text:s text:c="4"/><text:tab/>pc,lr </text:span></text:p>
      <text:list text:style-name="L40">
        <text:list-item>
          <text:p text:style-name="P40"><text:span text:style-name="T78">Completa el siguiente programa en ensamblador ARM, para que dados dos números<text:s/></text:span><text:span text:style-name="T79">A</text:span><text:span text:style-name="T80"><text:s/>y<text:s/></text:span><text:span text:style-name="T81">B</text:span><text:span text:style-name="T82"><text:s/>(</text:span><text:span text:style-name="T83">A</text:span><text:span text:style-name="T84">≥</text:span><text:span text:style-name="T85">0</text:span><text:span text:style-name="T86"><text:s/>y<text:s/></text:span><text:span text:style-name="T87">B&gt;0</text:span><text:span text:style-name="T88">), calcule en la variable<text:s/></text:span><text:span text:style-name="T89">R</text:span><text:span text:style-name="T90"><text:s/>el resto<text:s/></text:span><text:span text:style-name="T91">R=(A mod B)</text:span><text:span text:style-name="T92"><text:s/>y en la variable<text:s/></text:span><text:span text:style-name="T93">C</text:span><text:span text:style-name="T94"><text:s/>el cociente entero<text:s/></text:span><text:span text:style-name="T95">C=(A/B)</text:span><text:span text:style-name="T96">, sin utilizar ni el producto ni la división, según se hace en el siguiente programa en C:</text:span></text:p>
        </text:list-item>
      </text:list>
      <text:p text:style-name="P41"><text:span text:style-name="T97"><text:tab/></text:span></text:p>
      <table:table table:style-name="Table05">
        <table:table-column table:style-name="TableColumn0500"/>
        <table:table-row table:style-name="TableRow0500">
          <table:table-cell table:style-name="TableCell050000">
            <text:p text:style-name="P43"><text:span text:style-name="T99">main(){</text:span></text:p>
            <text:p text:style-name="P43"><text:span text:style-name="T99"><text:tab/>int A=19,B=5, R, C=0;</text:span></text:p>
            <text:p text:style-name="P43"><text:span text:style-name="T99"><text:tab/>R=A;</text:span></text:p>
            <text:p text:style-name="P43"><text:span text:style-name="T100"><text:tab/></text:span><text:span text:style-name="T101">while(R&gt;=B){</text:span></text:p>
            <text:p text:style-name="P43"><text:span text:style-name="T101"><text:tab/><text:tab/><text:tab/>R-=B;</text:span></text:p>
            <text:p text:style-name="P43"><text:span text:style-name="T101"><text:tab/><text:tab/><text:tab/>C++;</text:span></text:p>
            <text:p text:style-name="P43"><text:span text:style-name="T101"><text:tab/><text:tab/>}</text:span></text:p>
            <text:p text:style-name="P43"><text:span text:style-name="T101">}</text:span><text:span text:style-name="T102"/></text:p>
          </table:table-cell>
        </table:table-row>
      </table:table>
      <text:p text:style-name="P45"><text:span text:style-name="T103"><text:tab/><text:tab/><text:tab/></text:span></text:p>
      <text:p text:style-name="P46"><text:span text:style-name="T104">@ Programa ejemplo en ensamblador ARM</text:span></text:p>
      <text:p text:style-name="P46"><text:span text:style-name="T104">@ Calcula el resto y el cociente de 2 números</text:span></text:p>
      <text:p text:style-name="P46"><text:span text:style-name="T105"/></text:p>
      <text:p text:style-name="P46"><text:span text:style-name="T106"><text:tab/><text:tab/>.code <text:tab/><text:tab/>32</text:span></text:p>
      <text:p text:style-name="P46"><text:span text:style-name="T106"><text:tab/><text:tab/>.global<text:tab/>main</text:span></text:p>
      <text:p text:style-name="P46"><text:span text:style-name="T107"/></text:p>
      <text:p text:style-name="P46"><text:span text:style-name="T108">@ variables del programa</text:span></text:p>
      <text:p text:style-name="P46"><text:span text:style-name="T108">A:<text:s text:c="2"/><text:tab/><text:tab/>.word<text:s text:c="2"/><text:tab/>19</text:span></text:p>
      <text:p text:style-name="P46"><text:span text:style-name="T108">B:<text:s text:c="2"/><text:tab/><text:tab/>.word<text:s text:c="2"/><text:tab/>5</text:span></text:p>
      <text:p text:style-name="P46"><text:span text:style-name="T108">R:<text:s text:c="2"/><text:tab/><text:tab/>.word<text:s text:c="2"/><text:tab/>0</text:span></text:p>
      <text:p text:style-name="P46"><text:span text:style-name="T108">C:<text:s text:c="2"/><text:tab/><text:tab/>.word<text:s text:c="2"/><text:tab/>0</text:span></text:p>
      <text:p text:style-name="P46"><text:span text:style-name="T109"/></text:p>
      <text:p text:style-name="P47"><text:span text:style-name="T110">main:<text:tab/></text:span></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2"><text:tab/>mov<text:s text:c="2"/><text:tab/><text:tab/>pc,lr </text:span></text:p>
      <text:p text:style-name="P47"><text:span text:style-name="T113"/></text:p>
      <text:p text:style-name="P48"><text:span text:style-name="T113"/></text:p>
      <text:p text:style-name="P49"><text:span text:style-name="T113"/></text:p>
      <text:list text:style-name="L50">
        <text:list-item>
          <text:p text:style-name="P50"><text:span text:style-name="T114">Dado un vector de 15 números enteros y un número que debe buscarse dentro del vector, escribe un programa que obtenga el índice de ese número dentro del vector. Si no existe ese número en el vector el programa debe dar como resultado un -1.</text:span></text:p>
        </text:list-item>
      </text:list>
      <text:p text:style-name="P51"><text:span text:style-name="T115"/></text:p>
      <text:p text:style-name="P52"><text:span text:style-name="T116"><text:tab/>.code <text:tab/><text:tab/>32</text:span></text:p>
      <text:p text:style-name="P52"><text:span text:style-name="T116"><text:tab/>.global<text:tab/>main</text:span></text:p>
      <text:p text:style-name="P52"><text:span text:style-name="T117"/></text:p>
      <text:p text:style-name="P52"><text:span text:style-name="T118">@ variables del programa</text:span></text:p>
      <text:p text:style-name="P52"><text:span text:style-name="T118">Vec:<text:s text:c="2"/><text:tab/>.word<text:s text:c="2"/><text:tab/>6,8,2,8,12,567,-8,3,-67,-123,1,1,1,1,1</text:span></text:p>
      <text:p text:style-name="P52"><text:span text:style-name="T118">num: <text:tab/>.word<text:s text:c="2"/><text:tab/>-67</text:span></text:p>
      <text:p text:style-name="P52"><text:span text:style-name="T118">resul:<text:tab/>.word<text:tab/><text:tab/>0</text:span></text:p>
      <text:p text:style-name="P52"><text:span text:style-name="T119"/></text:p>
      <text:p text:style-name="P53"><text:span text:style-name="T120">main:<text:tab/></text:span></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1"/></text:p>
      <text:p text:style-name="P53"><text:span text:style-name="T122"><text:tab/>mov<text:s text:c="2"/><text:tab/><text:tab/>pc,lr </text:span></text:p>
      <text:p text:style-name="P53"><text:span text:style-name="T123"/></text:p>
      <text:p text:style-name="P54"><text:span text:style-name="T1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